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[1 + 1]" text:name="expression"/>
        <text:user-field-decl office:value-type="string" office:string-value="invalid" text:name="invalid"/>
        <text:user-field-decl office:value-type="string" office:string-value="[party:getBillingAddress(openvpms:get(., 'customer.entity'))]" text:name="address"/>
        <text:user-field-decl office:value-type="string" office:string-value="needs to be replaced by input1" text:name="inputUserField1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[1 + 1]</text:user-field-get></text:p>
      <text:p text:style-name="Standard">Address <text:s text:c="2"/><text:user-field-get text:name="address">[party:getBillingAddress(openvpms:get(., 'customer.entity'))]</text:user-field-get></text:p>
      <text:p text:style-name="Standard"/>
      <text:p text:style-name="Standard">Invalid field <text:user-field-get text:name="invalid">invalid</text:user-field-get><text:line-break/></text:p>
      <text:p text:style-name="Standard"><text:user-field-input text:name="inputUserField1" text:description="input1">needs to be replaced by input1</text:user-field-input></text:p>
      <text:p text:style-name="Standard"><text:user-field-get text:name="inputUserField1">needs to be replaced by input1</text:user-field-get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6-08-03T15:11:39</meta:creation-date>
    <dc:date>2008-10-02T11:05:00</dc:date>
    <dc:language>en-US</dc:language>
    <meta:editing-cycles>16</meta:editing-cycles>
    <meta:editing-duration>PT2H44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5" meta:character-count="106"/>
  </office:meta>
</office:document-meta>
</file>